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d262" officeooo:paragraph-rsid="0009d262"/>
    </style:style>
    <style:style style:name="P2" style:family="paragraph" style:parent-style-name="Standard">
      <style:text-properties officeooo:rsid="000b6e28" officeooo:paragraph-rsid="000b6e28"/>
    </style:style>
    <style:style style:name="P3" style:family="paragraph" style:parent-style-name="Standard">
      <style:text-properties fo:font-style="normal" style:text-underline-style="none" fo:font-weight="bold" officeooo:rsid="000b6e28" officeooo:paragraph-rsid="000b6e28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RO<text:tab/></text:p>
      <text:p text:style-name="P1"/>
      <text:p text:style-name="P1"/>
      <text:p text:style-name="P2"><text:span text:style-name="T9">FLUME<text:tab/><text:tab/><text:tab/></text:span><text:a xlink:type="simple" xlink:href="https://www.youtube.com/watch?v=ek7cafqgYB4" text:style-name="Internet_20_link" text:visited-style-name="Visited_20_Internet_20_Link"><text:span text:style-name="T7">video</text:span></text:a><text:span text:style-name="T8"><text:tab/><text:tab/></text:span><text:span text:style-name="T4">letra</text:span></text:p>
      <text:p text:style-name="P2"/>
      <text:p text:style-name="P3">CHAINSMOKERS<text:tab/><text:tab/><text:a xlink:type="simple" xlink:href="https://www.youtube.com/watch?v=8NihKdGqcz8" text:style-name="Internet_20_link" text:visited-style-name="Visited_20_Internet_20_Link"><text:span text:style-name="T2">video</text:span></text:a><text:tab/><text:tab/><text:span text:style-name="T5">let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31:23.681986680</meta:creation-date>
    <dc:date>2016-10-14T08:38:37.764299565</dc:date>
    <meta:editing-duration>PT7M1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7" meta:character-count="54" meta:non-whitespace-character-count="44"/>
  </office:meta>
</office:document-meta>
</file>